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70000003964BDF9F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font-name="Courier New" fo:font-size="9pt" style:font-size-asian="9pt" style:font-size-complex="9pt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text-properties style:font-name="Courier New" fo:font-size="8pt" style:font-size-asian="8pt" style:font-size-complex="8pt"/>
    </style:style>
    <style:style style:name="P12" style:family="paragraph" style:parent-style-name="Text_20_body">
      <style:text-properties style:font-name="Courier New" fo:font-size="9pt" style:font-size-asian="9pt" style:font-size-complex="9pt"/>
    </style:style>
    <style:style style:name="P13" style:family="paragraph" style:parent-style-name="Text_20_body" style:list-style-name="L7"/>
    <style:style style:name="P14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ndis II Visualization</text:p>
      <text:p text:style-name="Subtitle">PreProcessingTool (PreProcTool)</text:p>
      <text:p text:style-name="P1">Johannes Liem</text:p>
      <text:h text:style-name="Heading_20_1" text:outline-level="1">Introduction</text:h>
      <text:h text:style-name="Heading_20_2" text:outline-level="2">Description</text:h>
      <text:p text:style-name="Text_20_body">The PreProcTool is a commandline tool, that generates a visualization webapplication of LANDIS-II model data. The webapplication WebVisTool is generated by the PreProcTool.</text:p>
      <text:h text:style-name="Heading_20_2" text:outline-level="2">Installation</text:h>
      <text:p text:style-name="Text_20_body">Download the MSI-Installer <text:span text:style-name="T1">LandisPreProcToolInstaller.msi</text:span> (<text:a xlink:type="simple" xlink:href="https://github.com/LANDIS-II-Visualization/LandisVisualizationInstaller">https://github.com/LANDIS-II-Visualization/LandisVisualizationInstaller</text:a>)</text:p>
      <text:list xml:id="list35550843" text:style-name="L1">
        <text:list-item>
          <text:p text:style-name="P4">Important: for the isntallation you have to use a windows administrator account</text:p>
        </text:list-item>
        <text:list-item>
          <text:p text:style-name="P4">double-click the installer</text:p>
        </text:list-item>
        <text:list-item>
          <text:p text:style-name="P4">click Next</text:p>
        </text:list-item>
        <text:list-item>
          <text:p text:style-name="P4">Select a install destination ore use the default install folder &gt; Next</text:p>
        </text:list-item>
        <text:list-item>
          <text:p text:style-name="P4">click Install</text:p>
        </text:list-item>
        <text:list-item>
          <text:p text:style-name="P4">this may take several minutes</text:p>
        </text:list-item>
        <text:list-item>
          <text:p text:style-name="P4">User Account Control popup: click Yes</text:p>
        </text:list-item>
        <text:list-item>
          <text:p text:style-name="P4">click Finish</text:p>
        </text:list-item>
      </text:list>
      <text:h text:style-name="Heading_20_3" text:outline-level="3">Uninstall</text:h>
      <text:list xml:id="list35542073" text:style-name="L2">
        <text:list-item>
          <text:p text:style-name="P5">Run the Installer</text:p>
        </text:list-item>
        <text:list-item>
          <text:p text:style-name="P5">click Next</text:p>
        </text:list-item>
        <text:list-item>
          <text:p text:style-name="P5">click the Remove Icon</text:p>
        </text:list-item>
        <text:list-item>
          <text:p text:style-name="P5">click Remove</text:p>
        </text:list-item>
        <text:list-item>
          <text:p text:style-name="P5">User Account Control popup: click Yes</text:p>
        </text:list-item>
        <text:list-item>
          <text:p text:style-name="P5">click Finish</text:p>
        </text:list-item>
      </text:list>
      <text:h text:style-name="Heading_20_1" text:outline-level="1">Usage</text:h>
      <text:p text:style-name="Text_20_body">Download <text:span text:style-name="T1">example_project.zip</text:span> (<text:a xlink:type="simple" xlink:href="https://github.com/LANDIS-II-Visualization/LandisVisualizationInstaller">https://github.com/LANDIS-II-Visualization/LandisVisualizationInstaller</text:a>)</text:p>
      <text:h text:style-name="Heading_20_2" text:outline-level="2">run_preproctool.bat</text:h>
      <text:p text:style-name="Text_20_body">The batch file starts a cmd window and calls the PreProcTool with the<text:span text:style-name="T1"> parameters -p </text:span>and <text:span text:style-name="T1">-o</text:span>.</text:p>
      <text:list xml:id="list35553241" text:style-name="L3">
        <text:list-item>
          <text:p text:style-name="P6"><text:soft-page-break/>parameter -p (project xml file)</text:p>
          <text:list>
            <text:list-item>
              <text:p text:style-name="P6">the path to the project xml-file (relative to batch file or absolute)</text:p>
            </text:list-item>
            <text:list-item>
              <text:p text:style-name="P6">see next chapter</text:p>
            </text:list-item>
          </text:list>
        </text:list-item>
        <text:list-item>
          <text:p text:style-name="P6">parameter -o (output folder)</text:p>
          <text:list>
            <text:list-item>
              <text:p text:style-name="P6">the path of the outputfolder (relative to batch file or absolute)</text:p>
            </text:list-item>
            <text:list-item>
              <text:p text:style-name="P6">all output generated by the tool is stored in this folder (WebVisTool)</text:p>
            </text:list-item>
          </text:list>
        </text:list-item>
      </text:list>
      <text:h text:style-name="Heading_20_2" text:outline-level="2">project.xml</text:h>
      <text:p text:style-name="Text_20_body">The project xml-file contains all important configurations for the PreProcTool.</text:p>
      <text:p text:style-name="Text_20_body">To change or update the configuration, open the file in a texteditor (Notepad, Notepad++, Sublime Text, jEdit, ...).</text:p>
      <text:h text:style-name="Heading_20_3" text:outline-level="3">Project name</text:h>
      <text:p text:style-name="Text_20_body"/>
      <text:h text:style-name="Heading_20_3" text:outline-level="3">Input</text:h>
      <text:h text:style-name="Heading_20_4" text:outline-level="4">Scenarios</text:h>
      <text:p text:style-name="Text_20_body">For every scenario you want to include into the WebVisTool, use a scenario element:</text:p>
      <text:p text:style-name="Text_20_body"><text:span text:style-name="T1">Important: </text:span>All included scenarios have to have the same outputs and extensions! Otherwise the WebVisTool won't work properly.</text:p>
      <text:p text:style-name="P3"><text:span text:style-name="T2">Attributes of </text:span>scenario<text:span text:style-name="T2"> element:</text:span></text:p>
      <text:list xml:id="list35566256" text:style-name="L4">
        <text:list-item>
          <text:p text:style-name="P7"><text:span text:style-name="T1">inputPath</text:span>: relative (to xml file) or absolute path to the landis scenario folder</text:p>
        </text:list-item>
        <text:list-item>
          <text:p text:style-name="P7"><text:span text:style-name="T1">displayName</text:span>: this name is used in the menu within the WebVisTool</text:p>
        </text:list-item>
      </text:list>
      <text:p text:style-name="Text_20_body">Examples:</text:p>
      <text:p text:style-name="P2">&lt;scenarios&gt;</text:p>
      <text:p text:style-name="P2"><text:s text:c="3"/>&lt;scenario inputPath="example_scenario_1" displayName="baseline climates" /&gt;</text:p>
      <text:p text:style-name="P2"><text:s text:c="3"/>&lt;scenario inputPath="example_scenario_2" displayName="climate change"/&gt;</text:p>
      <text:p text:style-name="P2"><text:s text:c="3"/>&lt;scenario inputPath="C:\Landis\scenario_5" displayName="bussines as usual"/&gt;</text:p>
      <text:p text:style-name="P2">&lt;/scenarios&gt;</text:p>
      <text:p text:style-name="Text_20_body">Note: To comment a scenario use: &lt;!-- ... --&gt; <text:s/>around the scenario element. It is not going to be included in the WebVisTool. If you want to use it later again, just remove the comment elements.</text:p>
      <text:p text:style-name="P2"><text:span text:style-name="T1">&lt;!--</text:span>&lt;scenario inputPath="example_scenario_2" displayName="climate change"/&gt;<text:span text:style-name="T1">--&gt;</text:span></text:p>
      <text:h text:style-name="Heading_20_4" text:outline-level="4">Spatial Refernce</text:h>
      <text:p text:style-name="Text_20_body">Here you have to provide information about the projection/datum and extent used by the ecoregion raster. <text:span text:style-name="T1">Important</text:span>: Therefore the ecoregion raster file has to have a propper spatial reference assigned!</text:p>
      <text:p text:style-name="Text_20_body">Attributes for <text:span text:style-name="T1">projection</text:span> element:</text:p>
      <text:list xml:id="list35564672" text:style-name="L5">
        <text:list-item>
          <text:p text:style-name="P8"><text:span text:style-name="T1">proj4</text:span>: the Proj4 string contains Information about the used projection and datum</text:p>
        </text:list-item>
      </text:list>
      <text:p text:style-name="Text_20_body">Attributes of <text:span text:style-name="T1">extent</text:span> element:</text:p>
      <text:list xml:id="list42287863" text:continue-numbering="true" text:style-name="L5">
        <text:list-item>
          <text:p text:style-name="P8"><text:soft-page-break/><text:span text:style-name="T1">ulx</text:span>: x-coordiante of upper left corner of raster (value is in the unit of the used projection)</text:p>
        </text:list-item>
        <text:list-item>
          <text:p text:style-name="P8"><text:span text:style-name="T1">uly</text:span>: y-coordinate of upper left corner</text:p>
        </text:list-item>
        <text:list-item>
          <text:p text:style-name="P8"><text:span text:style-name="T1">lrx</text:span>: x-coordinate of lower right corner</text:p>
        </text:list-item>
        <text:list-item>
          <text:p text:style-name="P8"><text:span text:style-name="T1">lry</text:span>: y-coordiante of lower right corner</text:p>
        </text:list-item>
      </text:list>
      <text:p text:style-name="P2">&lt;spatialRefernce&gt;</text:p>
      <text:p text:style-name="P2"><text:s text:c="2"/>&lt;projection proj4="+proj=utm +zone=15 +datum=NAD83 +units=m +no_defs " /&gt;</text:p>
      <text:p text:style-name="P2"><text:s text:c="2"/>&lt;extent ulx="293234.718" uly="5314517.522" lrx="566034.718" lry="5104517.522" /&gt; <text:s text:c="11"/></text:p>
      <text:p text:style-name="P2">&lt;/spatialRefernce&gt;</text:p>
      <text:p text:style-name="Text_20_body"><text:span text:style-name="T1">How Can I gather this Information?</text:span></text:p>
      <text:p text:style-name="Text_20_body">The PreProcTool comes with an additonal tool: <text:span text:style-name="T1">Proj4Extent.exe</text:span></text:p>
      <text:p text:style-name="P9">If the PreProcTool is installed correctly:</text:p>
      <text:list xml:id="list35666488" text:style-name="L6">
        <text:list-item>
          <text:p text:style-name="P10">GoTo: the folder where you stored the ecoregion raster used for the landis model</text:p>
        </text:list-item>
        <text:list-item>
          <text:p text:style-name="P10">make a Shift + rigth-click on the folder</text:p>
        </text:list-item>
        <text:list-item>
          <text:p text:style-name="P10">In the context menu select: Open command window here</text:p>
        </text:list-item>
        <text:list-item>
          <text:p text:style-name="P10">use the command: proj4extent.exe ecoregion.img</text:p>
        </text:list-item>
        <text:list-item>
          <text:p text:style-name="P10">replace ecoregion.img with the filename or your ecoregion raster</text:p>
        </text:list-item>
        <text:list-item>
          <text:p text:style-name="P10">Enter executes the application</text:p>
        </text:list-item>
        <text:list-item>
          <text:p text:style-name="P10">if everything went ok, you should see following information (the values will differ based on your ecorregion raster):</text:p>
          <text:list>
            <text:list-item>
              <text:p text:style-name="P11">proj4="+proj=aea +lat_1=43 +lat_2=48 +lat_0=34 +lon_0=-120 +x_0=600000 +y_0=0 +datum=NAD83 +units=m +no_defs "</text:p>
            </text:list-item>
            <text:list-item>
              <text:p text:style-name="P11">ulx="333923.828239" uly="1255638.5427" lrx="346623.828239" lry="1248038.5427"</text:p>
            </text:list-item>
          </text:list>
        </text:list-item>
        <text:list-item>
          <text:p text:style-name="P10">To copy this two lines to your project.xml file:</text:p>
          <text:list>
            <text:list-item>
              <text:p text:style-name="P10">rigth-click somewhere in command window &gt; Mark</text:p>
            </text:list-item>
            <text:list-item>
              <text:p text:style-name="P10">with your mouse select both lines:</text:p>
            </text:list-item>
            <text:list-item>
              <text:p text:style-name="P10"><draw:frame draw:style-name="fr1" draw:name="graphics1" text:anchor-type="paragraph" svg:width="16.462cm" svg:height="1.492cm" draw:z-index="0"><draw:image xlink:href="Pictures/10000000000003970000003964BDF9FC.png" xlink:type="simple" xlink:show="embed" xlink:actuate="onLoad"/></draw:frame>press Enter to copy the lines</text:p>
            </text:list-item>
            <text:list-item>
              <text:p text:style-name="P10">in your project.xml file paste the lines at the bottom (Crtl+V)</text:p>
            </text:list-item>
            <text:list-item>
              <text:p text:style-name="P10">finally: <text:span text:style-name="T4">replace</text:span> the attributes of the projection and extent element by copying the strings into there place:</text:p>
            </text:list-item>
          </text:list>
        </text:list-item>
      </text:list>
      <text:p text:style-name="Text_20_body">Before:</text:p>
      <text:p text:style-name="P2">&lt;spatialRefernce&gt;</text:p>
      <text:p text:style-name="P2"><text:s text:c="2"/>&lt;projection <text:span text:style-name="T4">proj4="+proj=utm +zone=15 +datum=NAD83 +units=m +no_defs "</text:span> /&gt;</text:p>
      <text:p text:style-name="P2"><text:s text:c="2"/>&lt;extent <text:span text:style-name="T3">ulx="293234.718" uly="5314517.522" lrx="566034.718" lry="5104517.522"</text:span> /&gt; <text:s text:c="11"/></text:p>
      <text:p text:style-name="P2">&lt;/spatialRefernce&gt;</text:p>
      <text:p text:style-name="Text_20_body">After:</text:p>
      <text:p text:style-name="P2">&lt;spatialRefernce&gt;</text:p>
      <text:p text:style-name="P2"><text:s text:c="2"/>&lt;projection <text:span text:style-name="T4">proj4="+proj=aea +lat_1=43 +lat_2=48 +lat_0=34 +lon_0=-120 +x_0=600000 </text:span><text:soft-page-break/><text:span text:style-name="T4">+y_0=0 +datum=NAD83 +units=m +no_defs "</text:span> /&gt;</text:p>
      <text:p text:style-name="P2"><text:s text:c="2"/>&lt;extent <text:span text:style-name="T3">ulx="333923.828239" uly="1255638.5427" lrx="346623.828239" lry="1248038.5427"</text:span> /&gt; <text:s text:c="11"/></text:p>
      <text:p text:style-name="P2">&lt;/spatialRefernce&gt;</text:p>
      <text:list xml:id="list42295942" text:continue-numbering="true" text:style-name="L6">
        <text:list-item>
          <text:p text:style-name="P10"><text:span text:style-name="T1">Important</text:span>: make sure to delete the two lines you pasted into the file at the end</text:p>
        </text:list-item>
      </text:list>
      <text:p text:style-name="Text_20_body">If you don't change the ecoregion file (projection and/or extent) between model runs, you can use the result for every run of the PreProcTool.</text:p>
      <text:h text:style-name="Heading_20_3" text:outline-level="3">Output</text:h>
      <text:h text:style-name="Heading_20_4" text:outline-level="4">Zoom</text:h>
      <text:p text:style-name="Text_20_body">The zoom element defines the zoom-range (min-max) of the maps in the WebVisTool. As well as the inital zoomlevel when starting the webapplication.</text:p>
      <text:p text:style-name="Text_20_body">The valid zoom-range is between (inculding) 0 and 18.</text:p>
      <text:p text:style-name="Text_20_body">Attributes of <text:span text:style-name="T1">zoom</text:span> element:</text:p>
      <text:list xml:id="list42249646" text:style-name="L7">
        <text:list-item>
          <text:p text:style-name="P13"><text:span text:style-name="T1">min</text:span>: the minimum zoom level for maps in the WebVisTool</text:p>
        </text:list-item>
        <text:list-item>
          <text:p text:style-name="P13"><text:span text:style-name="T1">max</text:span>: the maximum zoom leve; for a maps in the WebVisTool</text:p>
        </text:list-item>
        <text:list-item>
          <text:p text:style-name="P13"><text:span text:style-name="T1">init</text:span>: the inital zoomlevel on startup (has to be wihtin the range of min and max)</text:p>
        </text:list-item>
      </text:list>
      <text:h text:style-name="Heading_20_4" text:outline-level="4">Base Map</text:h>
      <text:h text:style-name="Heading_20_4" text:outline-level="4">Legend</text:h>
      <text:p text:style-name="Text_20_body"/>
      <text:p text:style-name="Text_20_body"/>
      <text:p text:style-name="Text_20_body"/>
      <text:p text:style-name="Text_20_body"/>
      <text:h text:style-name="P14" text:outline-level="3">Example</text:h>
      <text:p text:style-name="P2">&lt;landisPreProcProject projectName="Example Project"&gt;</text:p>
      <text:p text:style-name="P2"><text:s text:c="2"/>&lt;input&gt;</text:p>
      <text:p text:style-name="P2"><text:s text:c="4"/>&lt;scenarios&gt;</text:p>
      <text:p text:style-name="P2"><text:s text:c="6"/>&lt;scenario inputPath="example_scenario" displayName="baseline climates" /&gt;</text:p>
      <text:p text:style-name="P2"><text:s text:c="4"/>&lt;/scenarios&gt;</text:p>
      <text:p text:style-name="P2"><text:s text:c="4"/>&lt;spatialRefernce&gt;</text:p>
      <text:p text:style-name="P2"><text:s text:c="6"/>&lt;projection proj4="+proj=utm +zone=15 +datum=NAD83 +units=m +no_defs " /&gt;</text:p>
      <text:p text:style-name="P2"><text:s text:c="6"/>&lt;extent ulx="293234.718" uly="5314517.522" lrx="566034.718" lry="5104517.522" /&gt; <text:s text:c="11"/></text:p>
      <text:p text:style-name="P2"><text:s text:c="4"/>&lt;/spatialRefernce&gt;</text:p>
      <text:p text:style-name="P2"><text:s text:c="2"/>&lt;/input&gt;</text:p>
      <text:p text:style-name="P2"><text:s text:c="2"/>&lt;output&gt;</text:p>
      <text:p text:style-name="P2"><text:s text:c="4"/>&lt;webVisConfig&gt;</text:p>
      <text:p text:style-name="P2"><text:s text:c="6"/>&lt;map&gt;</text:p>
      <text:p text:style-name="P2"><text:s text:c="8"/>&lt;zoom min="8" max="11" init="9" /&gt;</text:p>
      <text:p text:style-name="P2"><text:s text:c="8"/>&lt;baseMap source="terrain" brightness="0" contrast="1" saturation="0" /&gt;</text:p>
      <text:p text:style-name="P2"><text:s text:c="8"/>&lt;legend continuousClassCount="3" sequentialCol="Blues" divirgingCol="PiYG" qualitativeCol="Paired" /&gt;</text:p>
      <text:p text:style-name="P2"><text:s text:c="6"/>&lt;/map&gt;</text:p>
      <text:p text:style-name="P2"><text:s text:c="4"/>&lt;/webVisConfig&gt;</text:p>
      <text:p text:style-name="P2"><text:s text:c="2"/>&lt;/output&gt;</text:p>
      <text:p text:style-name="P2">&lt;/landisPreProcProject&gt;</text:p>
      <text:h text:style-name="Heading_20_1" text:outline-level="1">Output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9H1M17S</meta:editing-duration>
    <meta:editing-cycles>134</meta:editing-cycles>
    <meta:generator>LibreOffice/3.3$Win32 LibreOffice_project/330m19$Build-8</meta:generator>
    <dc:date>2014-06-19T22:14:37.11</dc:date>
    <meta:document-statistic meta:table-count="0" meta:image-count="1" meta:object-count="0" meta:page-count="5" meta:paragraph-count="127" meta:word-count="859" meta:character-count="6314"/>
    <meta:user-defined meta:name="Info 1"/>
    <meta:user-defined meta:name="Info 2"/>
    <meta:user-defined meta:name="Info 3"/>
    <meta:user-defined meta:name="Info 4"/>
  </office:meta>
</office:document-meta>
</file>